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391000001B10000014A19609AD64B5CBAE3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7.006cm" table:align="margins"/>
    </style:style>
    <style:style style:name="Tableau7.A" style:family="table-column">
      <style:table-column-properties style:column-width="8.502cm" style:rel-column-width="32764*"/>
    </style:style>
    <style:style style:name="Tableau7.B" style:family="table-column">
      <style:table-column-properties style:column-width="8.504cm" style:rel-column-width="32771*"/>
    </style:style>
    <style:style style:name="Tableau7.A1" style:family="table-cell">
      <style:table-cell-properties style:writing-mode="page"/>
    </style:style>
    <style:style style:name="Tableau8" style:family="table">
      <style:table-properties style:width="17.006cm" table:align="margins"/>
    </style:style>
    <style:style style:name="Tableau8.A" style:family="table-column">
      <style:table-column-properties style:column-width="1.612cm" style:rel-column-width="6212*"/>
    </style:style>
    <style:style style:name="Tableau8.B" style:family="table-column">
      <style:table-column-properties style:column-width="6.89cm" style:rel-column-width="26551*"/>
    </style:style>
    <style:style style:name="Tableau8.C" style:family="table-column">
      <style:table-column-properties style:column-width="6.892cm" style:rel-column-width="26557*"/>
    </style:style>
    <style:style style:name="Tableau8.D" style:family="table-column">
      <style:table-column-properties style:column-width="1.612cm" style:rel-column-width="6215*"/>
    </style:style>
    <style:style style:name="Tableau8.A1" style:family="table-cell">
      <style:table-cell-properties fo:padding="0cm" fo:border="none" style:writing-mode="page"/>
    </style:style>
    <style:style style:name="Tableau2" style:family="table">
      <style:table-properties style:width="17.006cm" table:align="margins"/>
    </style:style>
    <style:style style:name="Tableau2.A" style:family="table-column">
      <style:table-column-properties style:column-width="1.61cm" style:rel-column-width="6206*"/>
    </style:style>
    <style:style style:name="Tableau2.B" style:family="table-column">
      <style:table-column-properties style:column-width="9.984cm" style:rel-column-width="38474*"/>
    </style:style>
    <style:style style:name="Tableau2.C" style:family="table-column">
      <style:table-column-properties style:column-width="3.798cm" style:rel-column-width="14635*"/>
    </style:style>
    <style:style style:name="Tableau2.D" style:family="table-column">
      <style:table-column-properties style:column-width="1.614cm" style:rel-column-width="6220*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7.006cm" table:align="margins"/>
    </style:style>
    <style:style style:name="Tableau3.A" style:family="table-column">
      <style:table-column-properties style:column-width="1.61cm" style:rel-column-width="6206*"/>
    </style:style>
    <style:style style:name="Tableau3.B" style:family="table-column">
      <style:table-column-properties style:column-width="9.984cm" style:rel-column-width="38474*"/>
    </style:style>
    <style:style style:name="Tableau3.C" style:family="table-column">
      <style:table-column-properties style:column-width="3.798cm" style:rel-column-width="14635*"/>
    </style:style>
    <style:style style:name="Tableau3.D" style:family="table-column">
      <style:table-column-properties style:column-width="1.614cm" style:rel-column-width="6220*"/>
    </style:style>
    <style:style style:name="Tableau3.A1" style:family="table-cell">
      <style:table-cell-properties fo:padding="0cm" fo:border="none" style:writing-mode="page"/>
    </style:style>
    <style:style style:name="Tableau4" style:family="table">
      <style:table-properties style:width="17.006cm" table:align="margins"/>
    </style:style>
    <style:style style:name="Tableau4.A" style:family="table-column">
      <style:table-column-properties style:column-width="1.61cm" style:rel-column-width="6206*"/>
    </style:style>
    <style:style style:name="Tableau4.B" style:family="table-column">
      <style:table-column-properties style:column-width="9.984cm" style:rel-column-width="38474*"/>
    </style:style>
    <style:style style:name="Tableau4.C" style:family="table-column">
      <style:table-column-properties style:column-width="3.798cm" style:rel-column-width="14635*"/>
    </style:style>
    <style:style style:name="Tableau4.D" style:family="table-column">
      <style:table-column-properties style:column-width="1.614cm" style:rel-column-width="6220*"/>
    </style:style>
    <style:style style:name="Tableau4.A1" style:family="table-cell">
      <style:table-cell-properties fo:padding="0cm" fo:border="none" style:writing-mode="page"/>
    </style:style>
    <style:style style:name="Tableau5" style:family="table">
      <style:table-properties style:width="17.006cm" table:align="margins"/>
    </style:style>
    <style:style style:name="Tableau5.A" style:family="table-column">
      <style:table-column-properties style:column-width="1.61cm" style:rel-column-width="6206*"/>
    </style:style>
    <style:style style:name="Tableau5.B" style:family="table-column">
      <style:table-column-properties style:column-width="9.984cm" style:rel-column-width="38474*"/>
    </style:style>
    <style:style style:name="Tableau5.C" style:family="table-column">
      <style:table-column-properties style:column-width="3.798cm" style:rel-column-width="14635*"/>
    </style:style>
    <style:style style:name="Tableau5.D" style:family="table-column">
      <style:table-column-properties style:column-width="1.614cm" style:rel-column-width="6220*"/>
    </style:style>
    <style:style style:name="Tableau5.A1" style:family="table-cell">
      <style:table-cell-properties fo:padding="0cm" fo:border="none" style:writing-mode="page"/>
    </style:style>
    <style:style style:name="Tableau6" style:family="table">
      <style:table-properties style:width="17.006cm" table:align="margins"/>
    </style:style>
    <style:style style:name="Tableau6.A" style:family="table-column">
      <style:table-column-properties style:column-width="1.61cm" style:rel-column-width="6206*"/>
    </style:style>
    <style:style style:name="Tableau6.B" style:family="table-column">
      <style:table-column-properties style:column-width="9.984cm" style:rel-column-width="38474*"/>
    </style:style>
    <style:style style:name="Tableau6.C" style:family="table-column">
      <style:table-column-properties style:column-width="3.798cm" style:rel-column-width="14635*"/>
    </style:style>
    <style:style style:name="Tableau6.D" style:family="table-column">
      <style:table-column-properties style:column-width="1.614cm" style:rel-column-width="6220*"/>
    </style:style>
    <style:style style:name="Tableau6.A1" style:family="table-cell">
      <style:table-cell-properties fo:padding="0cm" fo:border="none" style:writing-mode="page"/>
    </style:style>
    <style:style style:name="Tableau9" style:family="table">
      <style:table-properties style:width="17.006cm" table:align="margins"/>
    </style:style>
    <style:style style:name="Tableau9.A" style:family="table-column">
      <style:table-column-properties style:column-width="1.61cm" style:rel-column-width="6206*"/>
    </style:style>
    <style:style style:name="Tableau9.B" style:family="table-column">
      <style:table-column-properties style:column-width="9.984cm" style:rel-column-width="38474*"/>
    </style:style>
    <style:style style:name="Tableau9.C" style:family="table-column">
      <style:table-column-properties style:column-width="3.798cm" style:rel-column-width="14635*"/>
    </style:style>
    <style:style style:name="Tableau9.D" style:family="table-column">
      <style:table-column-properties style:column-width="1.614cm" style:rel-column-width="6220*"/>
    </style:style>
    <style:style style:name="Tableau9.A1" style:family="table-cell">
      <style:table-cell-properties fo:padding="0cm" fo:border="none" style:writing-mode="page"/>
    </style:style>
    <style:style style:name="Tableau10" style:family="table">
      <style:table-properties style:width="17.006cm" table:align="margins"/>
    </style:style>
    <style:style style:name="Tableau10.A" style:family="table-column">
      <style:table-column-properties style:column-width="1.61cm" style:rel-column-width="6206*"/>
    </style:style>
    <style:style style:name="Tableau10.B" style:family="table-column">
      <style:table-column-properties style:column-width="9.984cm" style:rel-column-width="38474*"/>
    </style:style>
    <style:style style:name="Tableau10.C" style:family="table-column">
      <style:table-column-properties style:column-width="3.798cm" style:rel-column-width="14635*"/>
    </style:style>
    <style:style style:name="Tableau10.D" style:family="table-column">
      <style:table-column-properties style:column-width="1.614cm" style:rel-column-width="6220*"/>
    </style:style>
    <style:style style:name="Tableau10.A1" style:family="table-cell">
      <style:table-cell-properties fo:padding="0cm" fo:border="none" style:writing-mode="page"/>
    </style:style>
    <style:style style:name="Tableau11" style:family="table">
      <style:table-properties style:width="17.006cm" table:align="margins"/>
    </style:style>
    <style:style style:name="Tableau11.A" style:family="table-column">
      <style:table-column-properties style:column-width="1.61cm" style:rel-column-width="6206*"/>
    </style:style>
    <style:style style:name="Tableau11.B" style:family="table-column">
      <style:table-column-properties style:column-width="9.984cm" style:rel-column-width="38474*"/>
    </style:style>
    <style:style style:name="Tableau11.C" style:family="table-column">
      <style:table-column-properties style:column-width="3.798cm" style:rel-column-width="14635*"/>
    </style:style>
    <style:style style:name="Tableau11.D" style:family="table-column">
      <style:table-column-properties style:column-width="1.614cm" style:rel-column-width="6220*"/>
    </style:style>
    <style:style style:name="Tableau11.A1" style:family="table-cell">
      <style:table-cell-properties fo:padding="0cm" fo:border="none" style:writing-mode="page"/>
    </style:style>
    <style:style style:name="Tableau12" style:family="table">
      <style:table-properties style:width="17.006cm" table:align="margins"/>
    </style:style>
    <style:style style:name="Tableau12.A" style:family="table-column">
      <style:table-column-properties style:column-width="1.61cm" style:rel-column-width="6206*"/>
    </style:style>
    <style:style style:name="Tableau12.B" style:family="table-column">
      <style:table-column-properties style:column-width="9.984cm" style:rel-column-width="38474*"/>
    </style:style>
    <style:style style:name="Tableau12.C" style:family="table-column">
      <style:table-column-properties style:column-width="3.798cm" style:rel-column-width="14635*"/>
    </style:style>
    <style:style style:name="Tableau12.D" style:family="table-column">
      <style:table-column-properties style:column-width="1.614cm" style:rel-column-width="6220*"/>
    </style:style>
    <style:style style:name="Tableau12.A1" style:family="table-cell">
      <style:table-cell-properties fo:padding="0cm" fo:border="none" style:writing-mode="page"/>
    </style:style>
    <style:style style:name="Tableau13" style:family="table">
      <style:table-properties style:width="17.006cm" table:align="margins"/>
    </style:style>
    <style:style style:name="Tableau13.A" style:family="table-column">
      <style:table-column-properties style:column-width="1.61cm" style:rel-column-width="6206*"/>
    </style:style>
    <style:style style:name="Tableau13.B" style:family="table-column">
      <style:table-column-properties style:column-width="9.984cm" style:rel-column-width="38474*"/>
    </style:style>
    <style:style style:name="Tableau13.C" style:family="table-column">
      <style:table-column-properties style:column-width="3.798cm" style:rel-column-width="14635*"/>
    </style:style>
    <style:style style:name="Tableau13.D" style:family="table-column">
      <style:table-column-properties style:column-width="1.614cm" style:rel-column-width="6220*"/>
    </style:style>
    <style:style style:name="Tableau13.A1" style:family="table-cell">
      <style:table-cell-properties fo:padding="0cm" fo:border="none" style:writing-mode="page"/>
    </style:style>
    <style:style style:name="Tableau1" style:family="table">
      <style:table-properties style:width="17.006cm" table:align="margins"/>
    </style:style>
    <style:style style:name="Tableau1.A" style:family="table-column">
      <style:table-column-properties style:column-width="1.612cm" style:rel-column-width="6212*"/>
    </style:style>
    <style:style style:name="Tableau1.B" style:family="table-column">
      <style:table-column-properties style:column-width="6.89cm" style:rel-column-width="26551*"/>
    </style:style>
    <style:style style:name="Tableau1.C" style:family="table-column">
      <style:table-column-properties style:column-width="6.892cm" style:rel-column-width="26557*"/>
    </style:style>
    <style:style style:name="Tableau1.D" style:family="table-column">
      <style:table-column-properties style:column-width="1.612cm" style:rel-column-width="6215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da37ce" style:font-size-asian="8pt" style:font-size-complex="8pt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officeooo:paragraph-rsid="00bf62d8"/>
    </style:style>
    <style:style style:name="P3" style:family="paragraph" style:parent-style-name="Standard">
      <style:text-properties style:font-name="Liberation Mono" fo:font-size="10pt" officeooo:paragraph-rsid="00d7aa74" style:font-size-asian="10pt" style:font-size-complex="10pt"/>
    </style:style>
    <style:style style:name="P4" style:family="paragraph" style:parent-style-name="Standard">
      <style:text-properties style:font-name="Liberation Mono" fo:font-size="10pt" officeooo:rsid="00d7aa74" officeooo:paragraph-rsid="00d7aa74" style:font-size-asian="10pt" style:font-size-complex="10pt"/>
    </style:style>
    <style:style style:name="P5" style:family="paragraph" style:parent-style-name="Standard">
      <style:text-properties style:font-name="Liberation Mono" fo:font-size="10pt" officeooo:paragraph-rsid="001baeed" style:font-size-asian="10pt" style:font-size-complex="10pt"/>
    </style:style>
    <style:style style:name="P6" style:family="paragraph" style:parent-style-name="Standard">
      <style:text-properties style:font-name="Liberation Mono" fo:font-size="10pt" officeooo:paragraph-rsid="00d91937" style:font-size-asian="10pt" style:font-size-complex="10pt"/>
    </style:style>
    <style:style style:name="P7" style:family="paragraph" style:parent-style-name="Standard">
      <style:text-properties style:font-name="Liberation Mono" fo:font-size="10pt" officeooo:rsid="00423fc1" officeooo:paragraph-rsid="00d91937" style:font-size-asian="10pt" style:font-size-complex="10pt"/>
    </style:style>
    <style:style style:name="P8" style:family="paragraph" style:parent-style-name="Standard">
      <style:text-properties style:font-name="Liberation Mono" fo:font-size="10pt" officeooo:paragraph-rsid="00ee2dd6" style:font-size-asian="10pt" style:font-size-complex="10pt"/>
    </style:style>
    <style:style style:name="P9" style:family="paragraph" style:parent-style-name="Standard">
      <style:text-properties style:font-name="Liberation Mono" fo:font-size="10pt" officeooo:rsid="00e91e1b" officeooo:paragraph-rsid="00e91e1b" style:font-size-asian="10pt" style:font-size-complex="10pt"/>
    </style:style>
    <style:style style:name="P10" style:family="paragraph" style:parent-style-name="Standard">
      <style:text-properties style:font-name="Liberation Mono" fo:font-size="10pt" officeooo:paragraph-rsid="00e91e1b" style:font-size-asian="10pt" style:font-size-complex="10pt"/>
    </style:style>
    <style:style style:name="P11" style:family="paragraph" style:parent-style-name="Standard">
      <style:text-properties style:font-name="Liberation Mono" fo:font-size="10pt" officeooo:paragraph-rsid="00e9e6f1" style:font-size-asian="10pt" style:font-size-complex="10pt"/>
    </style:style>
    <style:style style:name="P12" style:family="paragraph" style:parent-style-name="Standard">
      <style:text-properties style:font-name="Liberation Mono" fo:font-size="10pt" officeooo:rsid="00bafd49" officeooo:paragraph-rsid="00d7aa74" style:font-size-asian="10pt" style:font-size-complex="10pt"/>
    </style:style>
    <style:style style:name="P13" style:family="paragraph" style:parent-style-name="Standard">
      <style:text-properties style:font-name="Liberation Mono" fo:font-size="9pt" officeooo:rsid="00423fc1" officeooo:paragraph-rsid="00d7aa74" style:font-size-asian="9pt" style:font-size-complex="9pt"/>
    </style:style>
    <style:style style:name="P14" style:family="paragraph" style:parent-style-name="Standard">
      <style:text-properties style:font-name="Liberation Mono" fo:font-size="9pt" officeooo:rsid="001ad869" officeooo:paragraph-rsid="00e91e1b" style:font-size-asian="9pt" style:font-size-complex="9pt"/>
    </style:style>
    <style:style style:name="P15" style:family="paragraph" style:parent-style-name="Standard">
      <style:text-properties style:font-name="Liberation Mono" officeooo:paragraph-rsid="00ef62cb"/>
    </style:style>
    <style:style style:name="P16" style:family="paragraph" style:parent-style-name="Standard">
      <style:text-properties style:font-name="Liberation Mono" officeooo:paragraph-rsid="00f10005"/>
    </style:style>
    <style:style style:name="P17" style:family="paragraph" style:parent-style-name="Table_20_Contents">
      <style:text-properties style:font-name="Liberation Mono" fo:font-size="10pt" style:font-size-asian="10pt" style:font-size-complex="10pt"/>
    </style:style>
    <style:style style:name="P18" style:family="paragraph" style:parent-style-name="Table_20_Contents">
      <style:text-properties style:font-name="Liberation Mono" fo:font-size="10pt" officeooo:rsid="00e91e1b" officeooo:paragraph-rsid="00e91e1b" style:font-size-asian="10pt" style:font-size-complex="10pt"/>
    </style:style>
    <style:style style:name="P19" style:family="paragraph" style:parent-style-name="Table_20_Contents">
      <style:text-properties style:font-name="Liberation Mono" fo:font-size="10pt" officeooo:rsid="00d91937" officeooo:paragraph-rsid="00d91937" style:font-size-asian="10pt" style:font-size-complex="10pt"/>
    </style:style>
    <style:style style:name="P20" style:family="paragraph" style:parent-style-name="Table_20_Contents">
      <style:text-properties style:font-name="Liberation Mono" fo:font-size="10pt" officeooo:rsid="00d91937" officeooo:paragraph-rsid="00ef62cb" style:font-size-asian="10pt" style:font-size-complex="10pt"/>
    </style:style>
    <style:style style:name="P21" style:family="paragraph" style:parent-style-name="Table_20_Contents">
      <style:text-properties style:font-name="Liberation Mono" fo:font-size="10pt" officeooo:rsid="00d91937" officeooo:paragraph-rsid="00f10005" style:font-size-asian="10pt" style:font-size-complex="10pt"/>
    </style:style>
    <style:style style:name="P22" style:family="paragraph" style:parent-style-name="Table_20_Contents">
      <style:text-properties style:font-name="Liberation Mono" fo:font-size="10pt" officeooo:paragraph-rsid="00d91937" style:font-size-asian="10pt" style:font-size-complex="10pt"/>
    </style:style>
    <style:style style:name="P23" style:family="paragraph" style:parent-style-name="Table_20_Contents">
      <style:text-properties style:font-name="Liberation Mono" fo:font-size="10pt" officeooo:paragraph-rsid="00de39e6" style:font-size-asian="10pt" style:font-size-complex="10pt"/>
    </style:style>
    <style:style style:name="P24" style:family="paragraph" style:parent-style-name="Table_20_Contents">
      <style:text-properties style:font-name="Liberation Mono" fo:font-size="10pt" officeooo:paragraph-rsid="00ef62cb" style:font-size-asian="10pt" style:font-size-complex="10pt"/>
    </style:style>
    <style:style style:name="P25" style:family="paragraph" style:parent-style-name="Table_20_Contents">
      <style:text-properties style:font-name="Liberation Mono" fo:font-size="10pt" officeooo:paragraph-rsid="00f10005" style:font-size-asian="10pt" style:font-size-complex="10pt"/>
    </style:style>
    <style:style style:name="P26" style:family="paragraph" style:parent-style-name="Table_20_Contents">
      <style:text-properties style:font-name="Liberation Mono" fo:font-size="10pt" officeooo:paragraph-rsid="00e91e1b" style:font-size-asian="10pt" style:font-size-complex="10pt"/>
    </style:style>
    <style:style style:name="P27" style:family="paragraph" style:parent-style-name="Standard">
      <style:text-properties officeooo:paragraph-rsid="00ee2dd6"/>
    </style:style>
    <style:style style:name="P28" style:family="paragraph" style:parent-style-name="Table_20_Contents" style:list-style-name="L1">
      <style:paragraph-properties fo:margin-left="3.048cm" fo:margin-right="3.048cm" fo:margin-top="0cm" fo:margin-bottom="0.305cm" loext:contextual-spacing="false" fo:text-indent="-0.635cm" style:auto-text-indent="false">
        <style:tab-stops/>
      </style:paragraph-properties>
      <style:text-properties style:font-name="Liberation Mono" fo:font-size="9pt" officeooo:rsid="0068b246" officeooo:paragraph-rsid="00e91e1b" style:font-size-asian="9pt" style:font-size-complex="9pt"/>
    </style:style>
    <style:style style:name="T1" style:family="text">
      <style:text-properties style:font-name="Liberation Serif" fo:font-size="8pt" style:font-size-asian="8pt" style:font-size-complex="8pt"/>
    </style:style>
    <style:style style:name="T2" style:family="text">
      <style:text-properties style:font-name="Liberation Serif" fo:font-size="8pt" officeooo:rsid="00da37ce" style:font-size-asian="8pt" style:font-size-complex="8pt"/>
    </style:style>
    <style:style style:name="T3" style:family="text">
      <style:text-properties style:font-name="Liberation Serif" fo:font-size="8pt" officeooo:rsid="00e831e4" style:font-size-asian="8pt" style:font-size-complex="8pt"/>
    </style:style>
    <style:style style:name="T4" style:family="text">
      <style:text-properties style:font-name="Liberation Serif" fo:font-size="8pt" officeooo:rsid="004064e0" style:font-name-asian="Symbola" style:font-size-asian="8pt" style:font-name-complex="Symbola" style:font-size-complex="8pt"/>
    </style:style>
    <style:style style:name="T5" style:family="text">
      <style:text-properties officeooo:rsid="00d7aa74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d6d7c0"/>
    </style:style>
    <style:style style:name="T8" style:family="text">
      <style:text-properties officeooo:rsid="0051b364"/>
    </style:style>
    <style:style style:name="T9" style:family="text">
      <style:text-properties officeooo:rsid="0025d1fe"/>
    </style:style>
    <style:style style:name="T10" style:family="text">
      <style:text-properties officeooo:rsid="0030abdf"/>
    </style:style>
    <style:style style:name="T11" style:family="text">
      <style:text-properties officeooo:rsid="003f458a"/>
    </style:style>
    <style:style style:name="T12" style:family="text">
      <style:text-properties officeooo:rsid="004a4de3"/>
    </style:style>
    <style:style style:name="T13" style:family="text">
      <style:text-properties officeooo:rsid="001ca422"/>
    </style:style>
    <style:style style:name="T14" style:family="text">
      <style:text-properties officeooo:rsid="00ec56a6"/>
    </style:style>
    <style:style style:name="T15" style:family="text">
      <style:text-properties officeooo:rsid="00f60bc5"/>
    </style:style>
    <style:style style:name="T16" style:family="text">
      <style:text-properties style:font-name="Liberation Mono" fo:font-size="10pt" officeooo:rsid="00ee2dd6" style:font-size-asian="10pt" style:font-size-complex="10pt"/>
    </style:style>
    <style:style style:name="T17" style:family="text">
      <style:text-properties style:font-name="Liberation Mono" fo:font-size="10pt" officeooo:rsid="00f60bc5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image text:level="1" xlink:href="Pictures/10000391000001B10000014A19609AD64B5CBAE3.svg" xlink:type="simple" xlink:show="embed" xlink:actuate="onLoad">
        <style:list-level-properties text:list-level-position-and-space-mode="label-alignment" style:vertical-pos="middle" style:vertical-rel="line" fo:width="0.462cm" fo:height="0.35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ime-style style:name="N10042" number:language="en" number:country="US">
      <number:hours number:style="long"/>
      <number:text>:</number:text>
      <number:minutes number:style="long"/>
      <number:text> </number:text>
      <number:am-pm/>
    </number:tim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SCHOOL_ADDRESS1_PIED"/>
        <text:variable-decl office:value-type="string" text:name="SCHOOL_ADDRESS2_PIED"/>
        <text:variable-decl office:value-type="string" text:name="SCHOOL_CITY_PIED"/>
        <text:variable-decl office:value-type="string" text:name="SCHOOL_EMAIL_PIED"/>
        <text:variable-decl office:value-type="string" text:name="SCHOOL_NAME_PIED"/>
        <text:variable-decl office:value-type="string" text:name="SCHOOL_PHONE_PIED"/>
        <text:variable-decl office:value-type="string" text:name="SCHOOL_ZIPCODE_PIED"/>
        <text:variable-decl office:value-type="string" text:name="USER_CITY"/>
        <text:variable-decl office:value-type="string" text:name="USER_ZIPCODE"/>
        <text:variable-decl office:value-type="string" text:name="USER_ADRESS2"/>
        <text:variable-decl office:value-type="string" text:name="USER_ADRESS1"/>
        <text:variable-decl office:value-type="string" text:name="USER_FIRSTNAME"/>
        <text:variable-decl office:value-type="string" text:name="USER_LASTNAME"/>
        <text:variable-decl office:value-type="string" text:name="USER_GENDER"/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2"/>
        <text:variable-decl office:value-type="string" text:name="SCHOOL_ADDRESS1"/>
        <text:variable-decl office:value-type="string" text:name="SCHOOL_NAME"/>
        <text:variable-decl office:value-type="string" text:name="TEST"/>
        <text:variable-decl office:value-type="string" text:name="LEVEL"/>
        <text:variable-decl text:name="USER_NUM_INSCR"/>
        <text:variable-decl office:value-type="date" text:name="SESSION_START_DATE"/>
        <text:variable-decl office:value-type="time" text:name="SESSION_START_HOUR"/>
        <text:variable-decl office:value-type="string" text:name="EXAM_ADDRESS"/>
        <text:variable-decl office:value-type="string" text:name="USER_PHONE"/>
        <text:variable-decl office:value-type="string" text:name="USER_MAIL"/>
        <text:variable-decl office:value-type="date" text:name="USER_BIRTHDAY"/>
        <text:variable-decl office:value-type="string" text:name="USER_COUNTRY"/>
        <text:variable-decl office:value-type="float" text:name="NB_EXAMS"/>
        <text:variable-decl office:value-type="string" text:name="EXAM_1"/>
        <text:variable-decl office:value-type="string" text:name="EXAM_2"/>
        <text:variable-decl office:value-type="string" text:name="EXAM_3"/>
        <text:variable-decl office:value-type="string" text:name="EXAM_4"/>
        <text:variable-decl office:value-type="string" text:name="EXAM_5"/>
        <text:variable-decl office:value-type="string" text:name="EXAM_6"/>
        <text:variable-decl office:value-type="string" text:name="EXAM_7"/>
        <text:variable-decl office:value-type="string" text:name="EXAM_8"/>
        <text:variable-decl office:value-type="string" text:name="EXAM_9"/>
        <text:variable-decl office:value-type="string" text:name="EXAM_1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667278718704">
          <table:table-cell table:style-name="Tableau7.A1" office:value-type="string">
            <text:p text:style-name="P3"><text:variable-set text:name="SCHOOL_NAME" office:value-type="string">SCHOOL_NAME</text:variable-set></text:p>
            <text:p text:style-name="P3"><text:variable-set text:name="SCHOOL_ADDRESS1" office:value-type="string">SCHOOL_ADDRESS1</text:variable-set></text:p>
            <text:p text:style-name="P3"><text:variable-set text:name="SCHOOL_ADDRESS2" office:value-type="string">SCHOOL_ADDRESS2</text:variable-set></text:p>
            <text:p text:style-name="P3"><text:variable-set text:name="SCHOOL_ZIPCODE" office:value-type="string">SCHOOL_ZIPCODE</text:variable-set><text:s/><text:variable-set text:name="SCHOOL_CITY" office:value-type="string">SCHOOL_CITY</text:variable-set></text:p>
            <text:p text:style-name="P3"><text:variable-set text:name="SCHOOL_PHONE" office:value-type="string">SCHOOL_PHONE</text:variable-set></text:p>
            <text:p text:style-name="P3"><text:variable-set text:name="SCHOOL_EMAIL" office:value-type="string">SCHOOL_EMAIL</text:variable-set></text:p>
          </table:table-cell>
          <table:table-cell table:style-name="Tableau7.A1" office:value-type="string">
            <text:p text:style-name="P18">Dossier <text:span text:style-name="T14">d’</text:span>inscription</text:p>
            <text:p text:style-name="P4"><text:variable-set text:name="TEST" office:value-type="string">TEST</text:variable-set><text:s/><text:variable-set text:name="LEVEL" office:value-type="string">LEVEL</text:variable-set></text:p>
          </table:table-cell>
        </table:table-row>
        <table:table-row table:style-name="TableLine94667278812624">
          <table:table-cell table:style-name="Tableau7.A1" office:value-type="string">
            <text:p text:style-name="P17"/>
          </table:table-cell>
          <table:table-cell table:style-name="Tableau7.A1" office:value-type="string">
            <text:p text:style-name="P3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</text:p>
            <text:p text:style-name="P3"><text:variable-set text:name="USER_ADRESS1" office:value-type="string">USER_ADRESS1</text:variable-set></text:p>
            <text:p text:style-name="P3"><text:variable-set text:name="USER_ADRESS2" office:value-type="string">USER_ADRESS2</text:variable-set></text:p>
            <text:p text:style-name="P3"><text:variable-set text:name="USER_ZIPCODE" office:value-type="string">USER_ZIPCODE</text:variable-set><text:s/><text:variable-set text:name="USER_CITY" office:value-type="string">USER_CITY</text:variable-set></text:p>
            <text:p text:style-name="P3"/>
            <text:p text:style-name="P4">Laon, le <text:date style:data-style-name="N84" text:date-value="2021-08-20T11:15:18.870331160" text:fixed="true">2021-08-20</text:date></text:p>
          </table:table-cell>
        </table:table-row>
      </table:table>
      <text:p text:style-name="P5"/>
      <text:p text:style-name="P5"/>
      <text:p text:style-name="P13">Références : Dossier n°<text:span text:style-name="T6"><text:variable-set text:name="USER_NUM_INSCR" text:formula="ooow:USER_NUM_INSCR">0</text:variable-set></text:span></text:p>
      <text:p text:style-name="P13"/>
      <text:p text:style-name="P13"/>
      <text:p text:style-name="P6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,</text:p>
      <text:p text:style-name="P7"/>
      <text:p text:style-name="P14"><text:span text:style-name="T8">Le </text:span><text:span text:style-name="T8"><text:variable-set text:name="USER_NUM_INSCR" text:formula="ooow:0" office:value-type="date" office:date-value="1899-12-30" style:data-style-name="N10084">1899-12-30</text:variable-set></text:span><text:span text:style-name="T8">, v</text:span>ous <text:span text:style-name="T9">avez procédé à votre inscription à un</text:span> <text:span text:style-name="T10">examen</text:span> <text:variable-set text:name="TEST" office:value-type="string">TEST</text:variable-set><text:span text:style-name="T11">, </text:span>et nous vous en remercions. <text:span text:style-name="T12">Vous trouverez ci-dessous votre dossier d’inscription à cette épreuve.</text:span></text:p>
      <text:p text:style-name="P3"/>
      <text:p text:style-name="P3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94667278784720"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9">Examen</text:p>
          </table:table-cell>
          <table:table-cell table:style-name="Tableau8.A1" office:value-type="string">
            <text:p text:style-name="P22">:<text:span text:style-name="T5"><text:variable-set text:name="TEST" office:value-type="string">TEST</text:variable-set></text:span><text:span text:style-name="T5"> </text:span><text:span text:style-name="T5"><text:variable-set text:name="LEVEL" office:value-type="string">LEVEL</text:variable-set></text:span></text:p>
          </table:table-cell>
          <table:table-cell table:style-name="Tableau8.A1" office:value-type="string">
            <text:p text:style-name="P17"/>
          </table:table-cell>
        </table:table-row>
        <table:table-row table:style-name="TableLine94667278866000"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9">Date de la session</text:p>
          </table:table-cell>
          <table:table-cell table:style-name="Tableau8.A1" office:value-type="string">
            <text:p text:style-name="P22">:<text:variable-set text:name="SESSION_START_DATE" text:formula="ooow:0" office:value-type="date" office:date-value="1899-12-30" style:data-style-name="N10084">1899-12-30</text:variable-set><text:tab/></text:p>
          </table:table-cell>
          <table:table-cell table:style-name="Tableau8.A1" office:value-type="string">
            <text:p text:style-name="P17"/>
          </table:table-cell>
        </table:table-row>
        <table:table-row table:style-name="TableLine94667278866256"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9">Heure de début d’épreuve</text:p>
          </table:table-cell>
          <table:table-cell table:style-name="Tableau8.A1" office:value-type="string">
            <text:p text:style-name="P22">:<text:variable-set text:name="SESSION_START_HOUR" text:formula="ooow:0.2917" office:value-type="time" office:time-value="PT07H00M02.88S" style:data-style-name="N10042">07:00 AM</text:variable-set></text:p>
          </table:table-cell>
          <table:table-cell table:style-name="Tableau8.A1" office:value-type="string">
            <text:p text:style-name="P17"/>
          </table:table-cell>
        </table:table-row>
        <table:table-row table:style-name="TableLine94667278867072"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9">Adresse</text:p>
          </table:table-cell>
          <table:table-cell table:style-name="Tableau8.A1" office:value-type="string">
            <text:p text:style-name="P23">:<text:span text:style-name="T7"><text:variable-set text:name="EXAM_ADDRESS" office:value-type="string">EXAM_ADDRESS</text:variable-set></text:span></text:p>
          </table:table-cell>
          <table:table-cell table:style-name="Tableau8.A1" office:value-type="string">
            <text:p text:style-name="P17"/>
          </table:table-cell>
        </table:table-row>
      </table:table>
      <text:p text:style-name="P3"/>
      <text:p text:style-name="P27"><text:span text:style-name="T16">Vos options pour ce test </text:span><text:span text:style-name="T17">(</text:span><text:span text:style-name="T16"><text:variable-set text:name="NB_EXAMS" office:value-type="float" office:value="15" style:data-style-name="N1">15</text:variable-set></text:span><text:span text:style-name="T16"> </text:span><text:span text:style-name="T17">épreuves)</text:span></text:p>
      <text:p text:style-name="P8"/>
      <text:section text:style-name="Sect1" text:name="Section1" text:condition="ooow:1&gt;NB_EXAMS" text:display="condition"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Line94667278872880">
            <table:table-cell table:style-name="Tableau2.A1" office:value-type="string">
              <text:p text:style-name="P24"/>
            </table:table-cell>
            <table:table-cell table:style-name="Tableau2.A1" office:value-type="string">
              <text:p text:style-name="P20"><text:variable-set text:name="EXAM_1" office:value-type="string">EXAM_1</text:variable-set></text:p>
            </table:table-cell>
            <table:table-cell table:style-name="Tableau2.A1" office:value-type="string">
              <text:p text:style-name="P24"/>
            </table:table-cell>
            <table:table-cell table:style-name="Tableau2.A1" office:value-type="string">
              <text:p text:style-name="P24"/>
            </table:table-cell>
          </table:table-row>
        </table:table>
        <text:p text:style-name="P15"/>
      </text:section>
      <text:section text:style-name="Sect1" text:name="Section2" text:condition="ooow:2&gt;NB_EXAMS" text:display="condition"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Line94667278883168">
            <table:table-cell table:style-name="Tableau3.A1" office:value-type="string">
              <text:p text:style-name="P25"/>
            </table:table-cell>
            <table:table-cell table:style-name="Tableau3.A1" office:value-type="string">
              <text:p text:style-name="P21"><text:variable-set text:name="EXAM_2" office:value-type="string">EXAM_2</text:variable-set></text:p>
            </table:table-cell>
            <table:table-cell table:style-name="Tableau3.A1" office:value-type="string">
              <text:p text:style-name="P25"/>
            </table:table-cell>
            <table:table-cell table:style-name="Tableau3.A1" office:value-type="string">
              <text:p text:style-name="P25"/>
            </table:table-cell>
          </table:table-row>
        </table:table>
        <text:p text:style-name="P16"/>
      </text:section>
      <text:section text:style-name="Sect1" text:name="Section3" text:condition="ooow:3&gt;NB_EXAMS" text:display="condition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 table:style-name="TableLine94667278891600">
            <table:table-cell table:style-name="Tableau4.A1" office:value-type="string">
              <text:p text:style-name="P25"/>
            </table:table-cell>
            <table:table-cell table:style-name="Tableau4.A1" office:value-type="string">
              <text:p text:style-name="P21"><text:variable-set text:name="EXAM_3" office:value-type="string">EXAM_3</text:variable-set></text:p>
            </table:table-cell>
            <table:table-cell table:style-name="Tableau4.A1" office:value-type="string">
              <text:p text:style-name="P25"/>
            </table:table-cell>
            <table:table-cell table:style-name="Tableau4.A1" office:value-type="string">
              <text:p text:style-name="P25"/>
            </table:table-cell>
          </table:table-row>
        </table:table>
        <text:p text:style-name="P16"/>
      </text:section>
      <text:section text:style-name="Sect1" text:name="Section4" text:condition="ooow:4&gt;NB_EXAMS" text:display="condition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Line94667278901776">
            <table:table-cell table:style-name="Tableau5.A1" office:value-type="string">
              <text:p text:style-name="P25"/>
            </table:table-cell>
            <table:table-cell table:style-name="Tableau5.A1" office:value-type="string">
              <text:p text:style-name="P21"><text:variable-set text:name="EXAM_4" office:value-type="string">EXAM_4</text:variable-set></text:p>
            </table:table-cell>
            <table:table-cell table:style-name="Tableau5.A1" office:value-type="string">
              <text:p text:style-name="P25"/>
            </table:table-cell>
            <table:table-cell table:style-name="Tableau5.A1" office:value-type="string">
              <text:p text:style-name="P25"/>
            </table:table-cell>
          </table:table-row>
        </table:table>
        <text:p text:style-name="P16"/>
      </text:section>
      <text:section text:style-name="Sect1" text:name="Section5" text:condition="ooow:5&gt;NB_EXAMS" text:display="condition"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 table:style-name="TableLine94667278910096">
            <table:table-cell table:style-name="Tableau6.A1" office:value-type="string">
              <text:p text:style-name="P25"/>
            </table:table-cell>
            <table:table-cell table:style-name="Tableau6.A1" office:value-type="string">
              <text:p text:style-name="P21"><text:variable-set text:name="EXAM_5" office:value-type="string">EXAM_5</text:variable-set></text:p>
            </table:table-cell>
            <table:table-cell table:style-name="Tableau6.A1" office:value-type="string">
              <text:p text:style-name="P25"/>
            </table:table-cell>
            <table:table-cell table:style-name="Tableau6.A1" office:value-type="string">
              <text:p text:style-name="P25"/>
            </table:table-cell>
          </table:table-row>
        </table:table>
        <text:p text:style-name="P16"/>
      </text:section>
      <text:section text:style-name="Sect1" text:name="Section6" text:condition="ooow:6&gt;NB_EXAMS" text:display="condition"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column table:style-name="Tableau9.D"/>
          <table:table-row table:style-name="TableLine94667278918928">
            <table:table-cell table:style-name="Tableau9.A1" office:value-type="string">
              <text:p text:style-name="P25"/>
            </table:table-cell>
            <table:table-cell table:style-name="Tableau9.A1" office:value-type="string">
              <text:p text:style-name="P21"><text:variable-set text:name="EXAM_6" office:value-type="string">EXAM_6</text:variable-set></text:p>
            </table:table-cell>
            <table:table-cell table:style-name="Tableau9.A1" office:value-type="string">
              <text:p text:style-name="P25"/>
            </table:table-cell>
            <table:table-cell table:style-name="Tableau9.A1" office:value-type="string">
              <text:p text:style-name="P25"/>
            </table:table-cell>
          </table:table-row>
        </table:table>
        <text:p text:style-name="P16"/>
      </text:section>
      <text:section text:style-name="Sect1" text:name="Section7" text:condition="ooow:7&gt;NB_EXAMS" text:display="condition"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column table:style-name="Tableau10.D"/>
          <table:table-row table:style-name="TableLine94667278927824">
            <table:table-cell table:style-name="Tableau10.A1" office:value-type="string">
              <text:p text:style-name="P25"/>
            </table:table-cell>
            <table:table-cell table:style-name="Tableau10.A1" office:value-type="string">
              <text:p text:style-name="P21"><text:variable-set text:name="EXAM_7" office:value-type="string">EXAM_7</text:variable-set></text:p>
            </table:table-cell>
            <table:table-cell table:style-name="Tableau10.A1" office:value-type="string">
              <text:p text:style-name="P25"/>
            </table:table-cell>
            <table:table-cell table:style-name="Tableau10.A1" office:value-type="string">
              <text:p text:style-name="P25"/>
            </table:table-cell>
          </table:table-row>
        </table:table>
        <text:p text:style-name="P16"/>
      </text:section>
      <text:section text:style-name="Sect1" text:name="Section8" text:condition="ooow:8&gt;NB_EXAMS" text:display="condition"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column table:style-name="Tableau11.D"/>
          <table:table-row table:style-name="TableLine94667278936720">
            <table:table-cell table:style-name="Tableau11.A1" office:value-type="string">
              <text:p text:style-name="P25"/>
            </table:table-cell>
            <table:table-cell table:style-name="Tableau11.A1" office:value-type="string">
              <text:p text:style-name="P21"><text:variable-set text:name="EXAM_8" office:value-type="string">EXAM_8</text:variable-set></text:p>
            </table:table-cell>
            <table:table-cell table:style-name="Tableau11.A1" office:value-type="string">
              <text:p text:style-name="P25"/>
            </table:table-cell>
            <table:table-cell table:style-name="Tableau11.A1" office:value-type="string">
              <text:p text:style-name="P25"/>
            </table:table-cell>
          </table:table-row>
        </table:table>
        <text:p text:style-name="P16"/>
      </text:section>
      <text:section text:style-name="Sect1" text:name="Section9" text:condition="ooow:9&gt;NB_EXAMS" text:display="condition"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column table:style-name="Tableau12.D"/>
          <table:table-row table:style-name="TableLine94667278945680">
            <table:table-cell table:style-name="Tableau12.A1" office:value-type="string">
              <text:p text:style-name="P25"/>
            </table:table-cell>
            <table:table-cell table:style-name="Tableau12.A1" office:value-type="string">
              <text:p text:style-name="P21"><text:variable-set text:name="EXAM_9" office:value-type="string">EXAM_9</text:variable-set></text:p>
            </table:table-cell>
            <table:table-cell table:style-name="Tableau12.A1" office:value-type="string">
              <text:p text:style-name="P25"/>
            </table:table-cell>
            <table:table-cell table:style-name="Tableau12.A1" office:value-type="string">
              <text:p text:style-name="P25"/>
            </table:table-cell>
          </table:table-row>
        </table:table>
        <text:p text:style-name="P16"/>
      </text:section>
      <text:section text:style-name="Sect1" text:name="Section10" text:condition="ooow:10&gt;NB_EXAMS" text:display="condition"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column table:style-name="Tableau13.D"/>
          <table:table-row table:style-name="TableLine94667278954640">
            <table:table-cell table:style-name="Tableau13.A1" office:value-type="string">
              <text:p text:style-name="P25"/>
            </table:table-cell>
            <table:table-cell table:style-name="Tableau13.A1" office:value-type="string">
              <text:p text:style-name="P21"><text:variable-set text:name="EXAM_10" office:value-type="string">EXAM_10</text:variable-set></text:p>
            </table:table-cell>
            <table:table-cell table:style-name="Tableau13.A1" office:value-type="string">
              <text:p text:style-name="P25"/>
            </table:table-cell>
            <table:table-cell table:style-name="Tableau13.A1" office:value-type="string">
              <text:p text:style-name="P25"/>
            </table:table-cell>
          </table:table-row>
        </table:table>
        <text:p text:style-name="P16"/>
      </text:section>
      <text:p text:style-name="P8"/>
      <text:p text:style-name="P8"/>
      <text:p text:style-name="P9">Vos informations personnelles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667278961920"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18">Nom et prénom</text:p>
          </table:table-cell>
          <table:table-cell table:style-name="Tableau1.A1" office:value-type="string">
            <text:p text:style-name="P10"><text:variable-set text:name="USER_LASTNAME" office:value-type="string">USER_LASTNAME</text:variable-set><text:s/><text:variable-set text:name="USER_FIRSTNAME" office:value-type="string">USER_FIRSTNAME</text:variable-set></text:p>
          </table:table-cell>
          <table:table-cell table:style-name="Tableau1.A1" office:value-type="string">
            <text:p text:style-name="P26"/>
          </table:table-cell>
        </table:table-row>
        <table:table-row table:style-name="TableLine94667278995680"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18">Adresse</text:p>
          </table:table-cell>
          <table:table-cell table:style-name="Tableau1.A1" office:value-type="string">
            <text:p text:style-name="P10"><text:variable-set text:name="USER_ADRESS1" office:value-type="string">USER_ADRESS1</text:variable-set></text:p>
            <text:p text:style-name="P10"><text:variable-set text:name="USER_ADRESS2" office:value-type="string">USER_ADRESS2</text:variable-set></text:p>
            <text:p text:style-name="P10"><text:variable-set text:name="USER_ZIPCODE" office:value-type="string">USER_ZIPCODE</text:variable-set><text:s/><text:variable-set text:name="USER_CITY" office:value-type="string">USER_CITY</text:variable-set></text:p>
          </table:table-cell>
          <table:table-cell table:style-name="Tableau1.A1" office:value-type="string">
            <text:p text:style-name="P26"/>
          </table:table-cell>
        </table:table-row>
        <table:table-row table:style-name="TableLine94667278995984"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18">Téléphone</text:p>
          </table:table-cell>
          <table:table-cell table:style-name="Tableau1.A1" office:value-type="string">
            <text:p text:style-name="P11"><text:variable-set text:name="USER_PHONE" office:value-type="string">USER_PHONE</text:variable-set></text:p>
          </table:table-cell>
          <table:table-cell table:style-name="Tableau1.A1" office:value-type="string">
            <text:p text:style-name="P26"/>
          </table:table-cell>
        </table:table-row>
        <table:table-row table:style-name="TableLine94667278996784"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18">Adresse électronique</text:p>
          </table:table-cell>
          <table:table-cell table:style-name="Tableau1.A1" office:value-type="string">
            <text:p text:style-name="P11"><text:variable-set text:name="USER_MAIL" office:value-type="string">USER_MAIL</text:variable-set></text:p>
          </table:table-cell>
          <table:table-cell table:style-name="Tableau1.A1" office:value-type="string">
            <text:p text:style-name="P26"/>
          </table:table-cell>
        </table:table-row>
        <table:table-row table:style-name="TableLine94667278997744"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18">Nationalité</text:p>
          </table:table-cell>
          <table:table-cell table:style-name="Tableau1.A1" office:value-type="string">
            <text:p text:style-name="P11"><text:variable-set text:name="USER_COUNTRY" office:value-type="string">USER_COUNTRY</text:variable-set></text:p>
          </table:table-cell>
          <table:table-cell table:style-name="Tableau1.A1" office:value-type="string">
            <text:p text:style-name="P26"/>
          </table:table-cell>
        </table:table-row>
        <table:table-row table:style-name="TableLine94667278998896"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18">Date de naissance</text:p>
          </table:table-cell>
          <table:table-cell table:style-name="Tableau1.A1" office:value-type="string">
            <text:p text:style-name="P11"><text:variable-set text:name="USER_BIRTHDAY" text:formula="ooow:0" office:value-type="date" office:date-value="1899-12-30" style:data-style-name="N10084">1899-12-30</text:variable-set></text:p>
          </table:table-cell>
          <table:table-cell table:style-name="Tableau1.A1" office:value-type="string">
            <text:p text:style-name="P26"/>
          </table:table-cell>
        </table:table-row>
        <text:soft-page-break/>
        <table:table-row table:style-name="TableLine94667278999920"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18">Pays</text:p>
          </table:table-cell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26"/>
          </table:table-cell>
        </table:table-row>
        <table:table-row table:style-name="TableLine94667279000992"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18">Langue</text:p>
          </table:table-cell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26"/>
          </table:table-cell>
        </table:table-row>
      </table:table>
      <text:p text:style-name="P10"/>
      <text:p text:style-name="P10"/>
      <text:list xml:id="list13974381" text:style-name="L1">
        <text:list-item>
          <text:p text:style-name="P28"><text:span text:style-name="T13">J</text:span>'ai pris note que toute absence de ma part à la session commandée ne pourra pas entraîner le remboursement des frais d'inscription.</text:p>
        </text:list-item>
        <text:list-item>
          <text:p text:style-name="P28">Je m'engage à me présenter à la session commandée.</text:p>
        </text:list-item>
      </text:list>
      <text:p text:style-name="P3"/>
      <text:p text:style-name="P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MP1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da37ce" style:font-size-asian="8pt" style:font-size-complex="8pt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officeooo:paragraph-rsid="00bf62d8"/>
    </style:style>
    <style:style style:name="MT1" style:family="text">
      <style:text-properties style:font-name="Liberation Serif" fo:font-size="8pt" officeooo:rsid="00da37ce" style:font-size-asian="8pt" style:font-size-complex="8pt"/>
    </style:style>
    <style:style style:name="MT2" style:family="text">
      <style:text-properties style:font-name="Liberation Serif" fo:font-size="8pt" style:font-size-asian="8pt" style:font-size-complex="8pt"/>
    </style:style>
    <style:style style:name="MT3" style:family="text">
      <style:text-properties style:font-name="Liberation Serif" fo:font-size="8pt" officeooo:rsid="00e831e4" style:font-size-asian="8pt" style:font-size-complex="8pt"/>
    </style:style>
    <style:style style:name="MT4" style:family="text">
      <style:text-properties style:font-name="Liberation Serif" fo:font-size="8pt" officeooo:rsid="004064e0" style:font-name-asian="Symbola" style:font-size-asian="8pt" style:font-name-complex="Symbola" style:font-size-complex="8pt"/>
    </style:style>
    <style:page-layout style:name="Mpm1">
      <style:page-layout-properties fo:page-width="21.006cm" fo:page-height="29.693cm" style:num-format="1" style:print-orientation="portrait" fo:margin-top="0.55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SCHOOL_ADDRESS1_PIED"/>
          <text:variable-decl office:value-type="string" text:name="SCHOOL_ADDRESS2_PIED"/>
          <text:variable-decl office:value-type="string" text:name="SCHOOL_CITY_PIED"/>
          <text:variable-decl office:value-type="string" text:name="SCHOOL_EMAIL_PIED"/>
          <text:variable-decl office:value-type="string" text:name="SCHOOL_NAME_PIED"/>
          <text:variable-decl office:value-type="string" text:name="SCHOOL_PHONE_PIED"/>
          <text:variable-decl office:value-type="string" text:name="SCHOOL_ZIPCODE_PIED"/>
        </text:variable-decls>
        <text:p text:style-name="MP1"><text:variable-set text:name="SCHOOL_NAME_PIED" office:value-type="string">SCHOOL_NAME_PIED</text:variable-set><text:s/>- <text:variable-set text:name="SCHOOL_ADDRESS1_PIED" office:value-type="string">SCHOOL_ADDRESS1_PIED</text:variable-set><text:s text:c="2"/><text:variable-set text:name="SCHOOL_ADDRESS2_PIED" office:value-type="string">SCHOOL_ADDRESS2_PIED</text:variable-set></text:p>
        <text:p text:style-name="MP1"><text:s/><text:variable-set text:name="SCHOOL_ZIPCODE_PIED" office:value-type="string">SCHOOL_ZIPCODE_PIED</text:variable-set><text:s/><text:variable-set text:name="SCHOOL_CITY_PIED" office:value-type="string">SCHOOL_CITY_PIED</text:variable-set></text:p>
        <text:p text:style-name="MP2"><text:span text:style-name="MT1">Email : </text:span><text:span text:style-name="MT2"><text:variable-set text:name="SCHOOL_EMAIL_PIED" office:value-type="string">SCHOOL_EMAIL_PIED</text:variable-set></text:span><text:span text:style-name="MT2"><text:s/></text:span><text:span text:style-name="MT3">| </text:span><text:span text:style-name="MT1">Phone: </text:span><text:span text:style-name="MT2"><text:variable-set text:name="SCHOOL_PHONE_PIED" office:value-type="string">SCHOOL_PHONE_PIED</text:variable-set></text:span><text:span text:style-name="MT4"><text:s text:c="6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8-20T12:26:40.249772391</dc:date>
    <meta:editing-duration>PT10H35M5S</meta:editing-duration>
    <meta:editing-cycles>186</meta:editing-cycles>
    <meta:generator>LibreOffice/6.4.7.2$Linux_X86_64 LibreOffice_project/40$Build-2</meta:generator>
    <meta:document-statistic meta:table-count="13" meta:image-count="0" meta:object-count="0" meta:page-count="2" meta:paragraph-count="57" meta:word-count="158" meta:character-count="1244" meta:non-whitespace-character-count="1136"/>
  </office:meta>
</office:document-meta>
</file>